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6000001A42208A400F17AE0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raphics5" text:anchor-type="as-char" svg:width="2.9402in" svg:height="2.6528in" draw:z-index="0"><draw:image xlink:href="Pictures/10000201000001C6000001A42208A400F17AE0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2.7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1:56.906399268</meta:creation-date>
    <dc:date>2020-07-30T14:43:22.786974548</dc:date>
    <meta:editing-duration>PT1M26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